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d7a04"/>
    </style:style>
    <style:style style:name="P2" style:family="paragraph" style:parent-style-name="Standard">
      <style:paragraph-properties fo:text-align="end" style:justify-single-word="false"/>
      <style:text-properties officeooo:rsid="000d7a04" officeooo:paragraph-rsid="000d7a04"/>
    </style:style>
    <style:style style:name="P3" style:family="paragraph" style:parent-style-name="Standard">
      <style:paragraph-properties fo:text-align="end" style:justify-single-word="false"/>
      <style:text-properties officeooo:rsid="000e8146" officeooo:paragraph-rsid="000e8146"/>
    </style:style>
    <style:style style:name="P4" style:family="paragraph" style:parent-style-name="Standard">
      <style:paragraph-properties fo:text-align="end" style:justify-single-word="false"/>
      <style:text-properties style:text-underline-style="solid" style:text-underline-width="auto" style:text-underline-color="font-color" officeooo:rsid="000eb339" officeooo:paragraph-rsid="000eb339"/>
    </style:style>
    <style:style style:name="P5" style:family="paragraph" style:parent-style-name="Standard">
      <style:paragraph-properties fo:text-align="end" style:justify-single-word="false"/>
      <style:text-properties style:text-underline-style="none" officeooo:rsid="000eeb88" officeooo:paragraph-rsid="000eb339"/>
    </style:style>
    <style:style style:name="P6" style:family="paragraph" style:parent-style-name="Standard">
      <style:paragraph-properties fo:text-align="end" style:justify-single-word="false"/>
      <style:text-properties style:text-underline-style="none" officeooo:rsid="000eeb88" officeooo:paragraph-rsid="000eeb88"/>
    </style:style>
    <style:style style:name="P7" style:family="paragraph" style:parent-style-name="Standard">
      <style:paragraph-properties fo:text-align="end" style:justify-single-word="false"/>
      <style:text-properties fo:color="#000000" style:font-name="Monospace" fo:font-size="10pt" officeooo:rsid="000d7a04" officeooo:paragraph-rsid="000d7a04" style:font-size-asian="10pt"/>
    </style:style>
    <style:style style:name="P8" style:family="paragraph" style:parent-style-name="Standard">
      <style:paragraph-properties fo:text-align="end" style:justify-single-word="false"/>
      <style:text-properties style:text-underline-style="none" officeooo:rsid="000eeb88" officeooo:paragraph-rsid="000eeb88"/>
    </style:style>
    <style:style style:name="P9" style:family="paragraph" style:parent-style-name="Standard">
      <style:paragraph-properties fo:text-align="end" style:justify-single-word="false"/>
      <style:text-properties style:text-underline-style="none" officeooo:rsid="00119b06" officeooo:paragraph-rsid="00157639"/>
    </style:style>
    <style:style style:name="P10" style:family="paragraph" style:parent-style-name="Standard">
      <style:paragraph-properties fo:text-align="end" style:justify-single-word="false"/>
      <style:text-properties style:text-underline-style="none" officeooo:rsid="0018574e" officeooo:paragraph-rsid="0018574e"/>
    </style:style>
    <style:style style:name="P11" style:family="paragraph" style:parent-style-name="Standard">
      <style:paragraph-properties fo:text-align="end" style:justify-single-word="false"/>
      <style:text-properties style:text-underline-style="none" officeooo:rsid="0019faaa" officeooo:paragraph-rsid="0019faaa"/>
    </style:style>
    <style:style style:name="P12" style:family="paragraph" style:parent-style-name="Standard">
      <style:paragraph-properties fo:text-align="end" style:justify-single-word="false"/>
      <style:text-properties style:text-underline-style="none" officeooo:rsid="001b3327" officeooo:paragraph-rsid="001d2d64"/>
    </style:style>
    <style:style style:name="P13" style:family="paragraph" style:parent-style-name="Standard">
      <style:paragraph-properties fo:text-align="start" style:justify-single-word="false"/>
      <style:text-properties style:text-underline-style="none" officeooo:rsid="001b3327" officeooo:paragraph-rsid="001d2d64"/>
    </style:style>
    <style:style style:name="P14" style:family="paragraph" style:parent-style-name="Standard">
      <style:paragraph-properties fo:text-align="end" style:justify-single-word="false"/>
      <style:text-properties officeooo:rsid="000e8146" officeooo:paragraph-rsid="0011cab2"/>
    </style:style>
    <style:style style:name="P15" style:family="paragraph" style:parent-style-name="Standard">
      <style:paragraph-properties fo:text-align="end" style:justify-single-word="false"/>
      <style:text-properties officeooo:rsid="000e8146" officeooo:paragraph-rsid="000e8146"/>
    </style:style>
    <style:style style:name="P16" style:family="paragraph" style:parent-style-name="Standard">
      <style:paragraph-properties fo:text-align="end" style:justify-single-word="false"/>
      <style:text-properties officeooo:rsid="0011cab2" officeooo:paragraph-rsid="0011cab2"/>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style:text-underline-style="none" officeooo:rsid="001b3327" officeooo:paragraph-rsid="001e5529"/>
    </style:style>
    <style:style style:name="P19" style:family="paragraph" style:parent-style-name="Standard">
      <style:paragraph-properties fo:margin-left="0in" fo:margin-right="0in" fo:text-align="end" style:justify-single-word="false" fo:text-indent="0in" style:auto-text-indent="false"/>
      <style:text-properties style:text-underline-style="none" officeooo:rsid="001e5529" officeooo:paragraph-rsid="001e5529"/>
    </style:style>
    <style:style style:name="P20" style:family="paragraph" style:parent-style-name="Standard">
      <style:paragraph-properties fo:margin-left="0in" fo:margin-right="0in" fo:text-align="end" style:justify-single-word="false" fo:text-indent="0in" style:auto-text-indent="false"/>
      <style:text-properties style:text-underline-style="none" officeooo:rsid="001f84b1" officeooo:paragraph-rsid="001f84b1"/>
    </style:style>
    <style:style style:name="P21" style:family="paragraph" style:parent-style-name="Standard">
      <style:paragraph-properties fo:margin-left="0in" fo:margin-right="0in" fo:text-align="end" style:justify-single-word="false" fo:text-indent="0in" style:auto-text-indent="false"/>
      <style:text-properties style:text-underline-style="none" officeooo:rsid="00201f1a" officeooo:paragraph-rsid="00201f1a"/>
    </style:style>
    <style:style style:name="P22" style:family="paragraph" style:parent-style-name="Standard">
      <style:paragraph-properties fo:margin-left="0in" fo:margin-right="0in" fo:text-align="end" style:justify-single-word="false" fo:text-indent="0in" style:auto-text-indent="false"/>
      <style:text-properties style:text-underline-style="none" officeooo:rsid="0020ff3a" officeooo:paragraph-rsid="0020ff3a"/>
    </style:style>
    <style:style style:name="P23" style:family="paragraph" style:parent-style-name="Standard">
      <style:paragraph-properties fo:margin-left="0in" fo:margin-right="0in" fo:text-align="end" style:justify-single-word="false" fo:text-indent="0in" style:auto-text-indent="false"/>
      <style:text-properties style:text-underline-style="none" officeooo:rsid="002448f1" officeooo:paragraph-rsid="002448f1"/>
    </style:style>
    <style:style style:name="P24" style:family="paragraph" style:parent-style-name="Standard">
      <style:paragraph-properties fo:margin-left="0in" fo:margin-right="0in" fo:text-align="end" style:justify-single-word="false" fo:text-indent="0in" style:auto-text-indent="false"/>
      <style:text-properties style:text-underline-style="none" officeooo:rsid="0024c4cd" officeooo:paragraph-rsid="0024c4cd"/>
    </style:style>
    <style:style style:name="P25" style:family="paragraph" style:parent-style-name="Standard">
      <style:paragraph-properties fo:margin-left="0in" fo:margin-right="0in" fo:text-align="end" style:justify-single-word="false" fo:text-indent="0in" style:auto-text-indent="false"/>
      <style:text-properties style:text-underline-style="none" officeooo:rsid="00250848" officeooo:paragraph-rsid="00250848"/>
    </style:style>
    <style:style style:name="T1" style:family="text">
      <style:text-properties fo:color="#000000" style:font-name="Monospace" fo:font-size="10pt" style:font-size-asian="10pt"/>
    </style:style>
    <style:style style:name="T2" style:family="text">
      <style:text-properties fo:color="#000000" style:font-name="Monospace" fo:font-size="10pt" officeooo:rsid="000d7a04" style:font-size-asian="10pt"/>
    </style:style>
    <style:style style:name="T3" style:family="text">
      <style:text-properties fo:color="#000000" style:font-name="Monospace" fo:font-size="10pt" officeooo:rsid="000e8146"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officeooo:rsid="0020ff3a" style:font-size-asian="10pt"/>
    </style:style>
    <style:style style:name="T6" style:family="text">
      <style:text-properties fo:color="#000000" style:font-name="Monospace" fo:font-size="10pt" officeooo:rsid="00250848" style:font-size-asian="10pt"/>
    </style:style>
    <style:style style:name="T7" style:family="text">
      <style:text-properties fo:color="#000000" style:font-name="Monospace" fo:font-size="10pt" officeooo:rsid="00267552" style:font-size-asian="10pt"/>
    </style:style>
    <style:style style:name="T8" style:family="text">
      <style:text-properties officeooo:rsid="00119b06"/>
    </style:style>
    <style:style style:name="T9" style:family="text">
      <style:text-properties officeooo:rsid="001299b3"/>
    </style:style>
    <style:style style:name="T10" style:family="text">
      <style:text-properties officeooo:rsid="001b3327"/>
    </style:style>
    <style:style style:name="T11" style:family="text">
      <style:text-properties officeooo:rsid="001d2d64"/>
    </style:style>
    <style:style style:name="T12" style:family="text">
      <style:text-properties fo:color="#7f0055" style:font-name="Monospace" fo:font-size="10pt" fo:font-weight="bold" style:font-size-asian="10pt" style:font-weight-asian="bold"/>
    </style:style>
    <style:style style:name="T13" style:family="text">
      <style:text-properties fo:color="#3c3c3c" style:font-name="Monospace" fo:font-size="10pt" style:font-size-asian="10pt"/>
    </style:style>
    <style:style style:name="T14" style:family="text">
      <style:text-properties officeooo:rsid="002216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יעילות</text:p>
      <text:p text:style-name="P2">הקוד בנוי בצורה שמאפשר בעתיד להמשך לתכנת אותו בצורה יותר יעלה כלומר כאשר נכתב נחשב על איך נתן ליעל אותו בעתיד ונבנה בצורה שבעתיד יהיה יחסית קל להמשך ממנו למשהו יותר מתקדם ויעיל.</text:p>
      <text:p text:style-name="P2"/>
      <text:p text:style-name="P2">*</text:p>
      <text:p text:style-name="P2">כאשר אנחנו מסמנים אזור עלי יד </text:p>
      <text:p text:style-name="P2">select area</text:p>
      <text:p text:style-name="P2">אנחנו רק נגשים לתאים <text:s/>והמלבנים הרלוונטים במערך ולא עוברים על כל הניתונים</text:p>
      <text:p text:style-name="P2">כך שבזמן העליה הראשונה של עמוד האינטרנט מתחלקת המפה למלבנים לפי הקבועים הגלובלים</text:p>
      <text:p text:style-name="P1"><text:span text:style-name="T2">lat_div,</text:span><text:span text:style-name="T1">lon_div</text:span></text:p>
      <text:p text:style-name="P7">כאשר מספר המלבינים יהיה המכפלה שלהם המערך </text:p>
      <text:p text:style-name="P7"/>
      <text:p text:style-name="P7">RegionArr</text:p>
      <text:p text:style-name="P2">הוא סוג של טבלת האש כאשר כל תא מכיל מערך וכל תא מסמן מלבן מעל המפה התא הראשון במערך שבתא מכיל הגבולות של המלבן שמיצג אותו אנחנו אף פעם לא נגשים אלו כי יש נוסחה לחשב איזה מלבנים מכילים האזור המסומן ואז מוחזר מערך שיש בו מספרים שהם מקום הנקודות </text:p>
      <text:p text:style-name="P2">במערך </text:p>
      <text:p text:style-name="P7">RegionArr</text:p>
      <text:p text:style-name="P7">ואז משם עוברים על הנקודות הרלוונטים ומסנינים</text:p>
      <text:p text:style-name="P2"/>
      <text:p text:style-name="P2"><text:span text:style-name="T1">הקוש נבנה בצורה התחלתית לתכנן דינמי עם אפשרות בעתיד להרחיב אותו </text:span><text:span text:style-name="T3">לתכנון דנמי כך ש כאשר אחרי בסימון הראשון בסימון השני משאיר נקודות משותפות ומסיר שלא נמצאים ומוסיף החדשים</text:span></text:p>
      <text:p text:style-name="P3">יש פסידו קוד שהוא שגוי אבל מתאר פחות ויותר שנמצא בקוד שם יצתרך מי שירצה להרחיב לכתוב קוד בערך של 70-100 שורות ובנוסף הוא צריך לכתוב עוד פונקציה שמהמרת המגנטיוד הישן בנקודות שהעבר למאגנטיוד חדש כולל לא עשינו <text:s/>אתזה בפרויקט שלנו כי זה מיותר ולא ממש ייעל מכוון שאין הרבה דאטא מקסמום 10000 רעדות וסימון לא יכיל יותר מ 5000 בדרך כלל ואז זה יגרם לכך שזמן הרצת הקוד של תכנון דנמי לא יהיה הרבה פחות מחשוב מחדש למספר נקודות וציור אותם במיוחד שהספריה שאנחנו משתמשים בה יש להםאלגורתמים שהם תכנון דנמי</text:p>
      <text:p text:style-name="P3"/>
      <text:p text:style-name="P3">*</text:p>
      <text:p text:style-name="P3">אז כמובן הקוד נבנה לאפשרות להרחבה שיתמוך בנתוניםבהקפים גדולים בעתיד עד כדי כי גם אני חושב ש </text:p>
      <text:p text:style-name="P3">javascript is a signal core and not multicore programing</text:p>
      <text:p text:style-name="P3"/>
      <text:p text:style-name="P3">*</text:p>
      <text:p text:style-name="P14">הקוד שלנו מבחינת יעילות בינונית אבל נבנה בצורה שנתן ליעל אותו על יד גם תכנון דנמי לא רק </text:p>
      <text:p text:style-name="P14">בנתונים אלה בקראות בקוד ועדכון הציורים למשל נתן להקטין מספר הפקודות והקוד הדרוש בעתיד</text:p>
      <text:p text:style-name="P3"/>
      <text:p text:style-name="P3">*</text:p>
      <text:p text:style-name="P16">עברנו מ לוקאל-סוריג ל אג"-קס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חווית לקוח</text:p>
      <text:p text:style-name="P5"/>
      <text:p text:style-name="P6">הוזוילציות הראשית שלנו היא </text:p>
      <text:p text:style-name="P6">heatMap &amp; parllel vis</text:p>
      <text:p text:style-name="P6"><text:s/>ועשינו כבונוס את וזוילאצית המעגלים <text:span text:style-name="T8">ובוזוילציה הזות לא סמנו האפשרות לסמן אזור או מקום ולא קשרנו עם הוזואלאציה המקבילית כי אין טעם לזה וזה רק בזבוז זמן מכוון שבוזוילציה הזות הכל וזואלי לגרום לה להשתנות לפי סימון אזור זה רק יגרום לה להסיר מעגלים ולא דבר חוץ מזה לגבי השדות האחרות כמו כן אני מסכים שלמרות רדיוס המעגל <text:s/>לפי המגנתיוד בכל מקרה גם הרדיוס לא משקף את הכוח של הרעידה כי לא חושב לפי הנוסחה הנכונה כמו שחושב ב הית-מאפ המטרה שלנו בעיגולים היא רק לראות בצורה וזואלית את מספר הרעידות שמספיק גדולות כך שגם רעדות קטנות לוקחות ראדיוסים קטנים לא לקחנו את זה לפי נוסחה מדויקת כי הלכנו לפי כוון איך העין מזהה והמוח מפענח ולא איך היחסים באמת וחושב שאיך עשנו את זה מספיק למוח בכדי לתפוס איפו היתה רעדת אדמה יותר חזקה ואיפו היה יותר רעדות אדמה מבחינת מספר..</text:span></text:p>
      <text:p text:style-name="P6"/>
      <text:p text:style-name="P6">*</text:p>
      <text:p text:style-name="P9"><text:s/>הוזוילאציות שלנו היא אחד משלמה את השניה <text:span text:style-name="T9">ואת האמת היה מספיק לעשות רק את המקבילית והיט-מאפ מכוון שאחד משלמה החסרון שבאחר החסרון שבויזולאציה מקבלית שהיה למשל כך אחרי שחלקנו החלוקה למדינות היה קשה לנו לסמן אזור למשל את אפריקה שהיא חלוקה של כמה מדינות וקשה לסדר המדינות אפילו כך שיהיה כל חלוקה רציפה שנחשוב עליה ניתן לסמין אותה בחלק רציף על יד הוזוילאציה המקבלית חוץ מ שאנחנו לא יכולים לדרוש ממשתמש לדעת איזה מדינות הם באפריקה לכן בו בה היתרון של ה היט-מאף עם אפשרות סימון אזור כך שאחרי שמסומן אזור למשל מסמנים את אפריקה במלבן אזי הויזוילציה המקבלית תעודכן כך שאנחנו שולחים לה רשימת הנקודות (רעדות האדמה המשתתפות) ומסנים לפי קורדינאטות היתרון השני בדבר הזה שיכול להיות רעדות אדמה בתוך הים שהם לא שיכות למדנות שאנחנו נמצא ב א-זיר(אחרים) שאנחנו אולי לא מעוניינים בכל האחרים אנחנו רוצים רעדות בתחןם מסוים בתוך הים </text:span></text:p>
      <text:p text:style-name="P9"><text:span text:style-name="T9">וחוץ מזה למשל מספר רעדות האדמה לא ברור וידוע לפי ה היט-מאף אבל נתן לראות את זה <text:s/>עבור הויזולציה המקבילית כנ"ל שדות אחרות </text:span></text:p>
      <text:p text:style-name="P9"/>
      <text:p text:style-name="P10">הצביעה של ההית-מאפ עצמה משקפת וזה מכוון שנלקח הרבה יחסים ובדיוק גדול כמו כמות הנקודות באזור והאם הנקדות צפופות או קצת רחוקות וכמה הרעדה חזקה יחסית לרעידה החזקה ביותר שהיתה בתקופה הזות או באזור המסומן הנוסחה לחשוב הכוח היחסי בין שתי רעדות נמצה בלינק הזה:</text:p>
      <text:p text:style-name="P11"><text:a xlink:type="simple" xlink:href="http://earthquake.usgs.gov/learn/topics/how_much_bigger.php">http://earthquake.usgs.gov/learn/topics/how_much_bigger.php</text:a></text:p>
      <text:p text:style-name="P11">הנוסחה הראשונה אז כמובן שנקודה משותפת לשני אזורים זרים שבס"הכ הרעדה ההכי גדולה היא לא אותו דבר לנקודה השני אזורים מסומנים יהיה לא צבע שונה בכל אזור המאגנטיוד בסופו של דבר מנורמל <text:span text:style-name="T10">עם שמירת היחס כך שערך המשתנה הגלובאלי</text:span></text:p>
      <text:p text:style-name="P11"><text:span text:style-name="T1">max_normto</text:span></text:p>
      <text:p text:style-name="P12"><text:s text:c="2"/>יהיה הערך המקסמאלי ויקח את הערך הזה בעל המגנטיוד <text:s/>ההכי גדול באזור המסומן או בכל העולם <text:span text:style-name="T11">הקוד לנרמול הוא קטן אפשר להראות אותו בו</text:span></text:p>
      <text:p text:style-name="P13"><text:span text:style-name="T12">function</text:span><text:span text:style-name="T13"> </text:span><text:span text:style-name="T1">calc_MagNorm(){</text:span></text:p>
      <text:p text:style-name="P17"><text:span text:style-name="T13"><text:tab/></text:span><text:span text:style-name="T12">var</text:span><text:span text:style-name="T13"> </text:span><text:span text:style-name="T1">corrector=max_normto/Math.pow(10,</text:span><text:span text:style-name="T13"> </text:span><text:span text:style-name="T1">MAX_MAG);</text:span></text:p>
      <text:p text:style-name="P17"><text:span text:style-name="T13"><text:tab/></text:span><text:span text:style-name="T12">for</text:span><text:span text:style-name="T1">(</text:span><text:span text:style-name="T12">var</text:span><text:span text:style-name="T13"> </text:span><text:span text:style-name="T1">i=0;i&lt;DataArray.length;i++)</text:span></text:p>
      <text:p text:style-name="P17"><text:span text:style-name="T13"><text:tab/><text:tab/></text:span><text:span text:style-name="T1">DataArray[i][3]=(DataArray[i][3]*corrector);</text:span></text:p>
      <text:p text:style-name="P17"/>
      <text:p text:style-name="P17"><text:span text:style-name="T1">}</text:span></text:p>
      <text:p text:style-name="P12"/>
      <text:p text:style-name="P12"><text:s/>אם לא מסומן אזור מסוים באזור מסוים <text:span text:style-name="T11">מסומן המאגנטיוד המקסמלי יהיה כתוב על המסך כך שהמשתמש השיטה היא כזות כאשר שולפים הניתונים מ ג"יסון ומכנסים אותו למערך או כאשר מתעדכן המערך כתוצאה משנוי סימון מקום בנמן הכנסת הנתונים החדשים למערך</text:span></text:p>
      <text:p text:style-name="P18"><text:span text:style-name="T1">DataArray</text:span></text:p>
      <text:p text:style-name="P19"><text:span text:style-name="T1">מחושב המאגניטיוד המקסימאלי כאשר מוכנס למערך הערך אחרי העיבוד לחישוב כמה הרעידה היתה </text:span><text:soft-page-break/><text:span text:style-name="T1">חזקה ולא מה שהיה בג"סון</text:span></text:p>
      <text:p text:style-name="P19"><text:span text:style-name="T1">אחרי בנית המערך מנרמלים כמו הפונקציה למעלה</text:span></text:p>
      <text:p text:style-name="P19"/>
      <text:p text:style-name="P20"><text:span text:style-name="T1">ב tools</text:span></text:p>
      <text:p text:style-name="P21"><text:span text:style-name="T1">יש אפשרות לשנות הרגישות של ההיט-מאפ בגלל שאין לנו שליטה מלאה על הספריה שהשמשנו בה הספריה יש בה חסרון שלא תמיד רואים כל הצבעים בה מכחול לאדום ויש בספריה כמה שגיאות במימוש ואז הספנו האפשרות הזו מכוון שאם יש הרבה נקודות אז להחליש הרגישות ואם אין הרבה נקודות להחזיק אפשר ללחוץ יותר מפעם איך היא פעלת בקצור מ</text:span><text:span text:style-name="T5">ו</text:span><text:span text:style-name="T1">סיפה א</text:span><text:span text:style-name="T5">ל</text:span><text:span text:style-name="T1"> המשתנה שאלו מנרמלים או מפחיתה ממנו ואז מעדכנת המגנטיוד לכולם עם שמירת אותו יחס ומצירת</text:span></text:p>
      <text:p text:style-name="P21"/>
      <text:p text:style-name="P21">*</text:p>
      <text:p text:style-name="P22">הוזוילציה בנויה בצורה שתהיה חוויה ללקוח כאשר מבצע סימון על המקבלית נתנו לכל אחד חצי מסך מכוון שיראה השינוים בזמן אמת הנתונים עצמם אפשר לסיםאותם בזמן אמת מכוון שאנחנו ממשנו את זה באג"קס אז ניתן לתת לוזיולציה להאזין על הלינק שיש בו קובץ הג,יסון שמעודכן בזמן אמת יש לנו הרבה מפות שאפשר לשנות המפה עם השארת הוזוילציה והמפה באותו מקום וגודל שמאפשרות בהתחלה למשתמש לראות הצבעים בצורה ברורה על יד שתי המפות הכהה השחורה והמפה הבהירה הלבנה ומעבר בניהם מאפשרת גם למשתמש תוך התמקדות באזור לשים למשל למפה של רחבות ולדעת באזה שכונה או ליד <text:s/>אזה רחוב זה קרה וניתן גם לעבור למפה שיש בה המצב הגיוגראפי ולראות הגבהיםאם יש הר שדה.. ונתן גם <text:span text:style-name="T14">לעבור למפה של לווין ולראות האזור האמתי של הרעידה האם יש בתים מים נהר אנשים עצים.. באזור.. אחרי לחיצה על ויזולציה או בעת שימוש בוזיולציה יש אפשרות למחוק אותה מהמפה ולהשאיר המפה נקיה מכל ציור ואפשר אחרי כך להחזיר את זה הדבר שמאפשר לראות המקום טוב במידה והויזולציה מסתירה דברים במפה</text:span></text:p>
      <text:p text:style-name="P22"/>
      <text:p text:style-name="P23">יש הרבה שדות שלא השתמשנו בהם מכוון שאנחנו חושבים אין אמנות בהם כמו השדה </text:p>
      <text:p text:style-name="P23">felt</text:p>
      <text:p text:style-name="P23">שמראה כמות האנשים שהרגישו ברעידה המשתנה הזה לא אמין ביותר מכיוון כיוון אחד בגלל שלא כל המקמות יש בה אותה צפיפות מבחינת תושבים ואנשים יכול להיות שרעידה היתה בים וגם זה תלוי לפעמים באיפו למשל ביפן שאצלהם הרבה רעדות אם תהיה רעידה קטנה יגידו לא הרגשנו מכוון שזה שגרה יומית להם ובין אנשים שבאיזורים שאין בהם רעידה יהיה רעש מאוד גדול על רעידה מאוד קטנה מכוון אחר גם יכול להיות שבן אדם היה באזור שהיה בו שלושה רעדות ושתים מהם הוא הרגיש בהם סיכוי גדול שיתעה ויצביע לשני רעדות שאחת מהן הלא נכונה לכן למשתנה הזה למשל אין אמינות וכנ"ל עוד הרבה שדות</text:p>
      <text:p text:style-name="P24"><text:span text:style-name="T1">חסר גם שדות מאוד חשובות כמו הפסדים כלכלים המצב הכלכלי פצועים הרוגים שאולי ניתן לקשר באמצעות השדות האלה ולראות</text:span><text:span text:style-name="T6"> האם יש השפעה של המצב הכלכלי על מספר הנפצעים אם היה פער גדול זה מצביע שכן מספר הפצועים והנהרגים תלוי במצב המדינה הכלכלי למשל </text:span></text:p>
      <text:p text:style-name="P24"/>
      <text:p text:style-name="P25"><text:span text:style-name="T1">הויזולציה שלנו יכולה בעתיד עםכמה שפורים <text:s/>לשמש גם למומחים לחקר רעדות אדמה <text:s/>בתקופה <text:s text:c="2"/>האחרונה תוך מעבר על כמה תקופת יכלנו להבין כך למשל <text:s/>שלמשל בארצות הברית יש הרבה <text:s text:c="2"/>רעדות </text:span></text:p>
      <text:p text:style-name="P25"><text:span text:style-name="T1"><text:s/>היא כל הזמן משתנה כך שאפשר לעבור כל חודש על חודש אחורה ולחקור אותו ניתן לסמן אזור ודרך הסימון </text:span><text:span text:style-name="T7">על אזור יכול לחקור כל אזור ספציפי למשל רעדות האדמה במים או באר"הב או תוך חיתוך עם ויזוילציה המקבלית האם יש השפעה לגובה על קיום הרעידה האם הרעידות הם יותר באזורים הקרובים לים או מים וכנ"ל..</text:span></text:p>
      <text:p text:style-name="P2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23:32:22.470167367</meta:creation-date>
    <dc:date>2016-08-27T21:03:29.462507499</dc:date>
    <meta:editing-duration>PT19H59M6S</meta:editing-duration>
    <meta:editing-cycles>22</meta:editing-cycles>
    <meta:generator>LibreOffice/4.2.8.2$Linux_X86_64 LibreOffice_project/420m0$Build-2</meta:generator>
    <meta:document-statistic meta:table-count="0" meta:image-count="0" meta:object-count="0" meta:page-count="3" meta:paragraph-count="55" meta:word-count="1314" meta:character-count="7299" meta:non-whitespace-character-count="6004"/>
  </office:meta>
</office:document-meta>
</file>